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9a8" officeooo:paragraph-rsid="000c29a8"/>
    </style:style>
    <style:style style:name="P2" style:family="paragraph" style:parent-style-name="Standard">
      <style:text-properties officeooo:rsid="000def33" officeooo:paragraph-rsid="000def33"/>
    </style:style>
    <style:style style:name="P3" style:family="paragraph" style:parent-style-name="Standard">
      <style:text-properties officeooo:rsid="000f97e2" officeooo:paragraph-rsid="000f97e2"/>
    </style:style>
    <style:style style:name="P4" style:family="paragraph" style:parent-style-name="Standard">
      <style:text-properties fo:font-size="10pt" officeooo:rsid="000f97e2" officeooo:paragraph-rsid="000f97e2" style:font-size-asian="10pt" style:font-size-complex="10pt"/>
    </style:style>
    <style:style style:name="P5" style:family="paragraph" style:parent-style-name="Standard">
      <style:text-properties fo:font-size="14pt" style:text-underline-style="solid" style:text-underline-width="auto" style:text-underline-color="font-color" fo:font-weight="bold" officeooo:rsid="000c29a8" officeooo:paragraph-rsid="000c29a8"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0def33" officeooo:paragraph-rsid="000def33"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f97e2" officeooo:paragraph-rsid="000f97e2" style:font-size-asian="14pt" style:font-weight-asian="bold" style:font-size-complex="14pt" style:font-weight-complex="bold"/>
    </style:style>
    <style:style style:name="P8" style:family="paragraph" style:parent-style-name="Standard">
      <style:text-properties fo:font-size="20pt" officeooo:rsid="000c29a8" officeooo:paragraph-rsid="000c29a8" style:font-size-asian="20pt" style:font-size-complex="20pt"/>
    </style:style>
    <style:style style:name="T1" style:family="text">
      <style:text-properties officeooo:rsid="000f398f"/>
    </style:style>
    <style:style style:name="T2" style:family="text">
      <style:text-properties style:text-line-through-style="solid" style:text-line-through-type="single"/>
    </style:style>
    <style:style style:name="T3" style:family="text">
      <style:text-properties style:text-line-through-style="none" style:text-line-through-type="none"/>
    </style:style>
    <style:style style:name="T4" style:family="text">
      <style:text-properties style:text-line-through-style="none" style:text-line-through-type="none" style:font-name="Liberation Serif1"/>
    </style:style>
    <style:style style:name="T5" style:family="text">
      <style:text-properties style:text-line-through-style="none" style:text-line-through-type="none" style:font-name="Liberation Serif"/>
    </style:style>
    <style:style style:name="T6" style:family="text">
      <style:text-properties style:text-line-through-style="none" style:text-line-through-type="none" officeooo:rsid="00113cdd"/>
    </style:style>
    <style:style style:name="T7" style:family="text">
      <style:text-properties officeooo:rsid="0010f623"/>
    </style:style>
    <style:style style:name="T8" style:family="text">
      <style:text-properties fo:font-style="italic" officeooo:rsid="000f398f"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О пользе безлимитного интернета</text:p>
      <text:p text:style-name="P1"/>
      <text:p text:style-name="P1">Мы часто слышим, что “молодёжь скатилась, сидит всё время в своих компухтерах, ничем полезным не занимается”. Люди разбрасываются выражениями a la “интернетозависимые”, “поколение гугл”, и, почему-то, никто не пытается встать на защиту одного из самых полезных инструментов в образовании. Итак, 6 причин, почему интернет в классе – благо:</text:p>
      <text:p text:style-name="P1"/>
      <text:p text:style-name="P5">1. Быстрый доступ к любой информации</text:p>
      <text:p text:style-name="P1"><text:s text:c="4"/>Представьте себе такой случай: ученик сидит на лекции и слышит незнакомое слово (что, с современным словарным запасом, происходит довольно часто). Без интернета он либо теряет нить повествования, либо начинает спрашивать окружающих и отвлекает от лекции пол-аудитории. Имея же доступ в интернет, ученик за 3 секунды находит нужную ему информацию, никого не отвлекает и сам не пропускает значимого куска лекции. </text:p>
      <text:p text:style-name="P1"/>
      <text:p text:style-name="P5">2. Все необходимые учебные материалы</text:p>
      <text:p text:style-name="P1"><text:s text:c="4"/>Урок литературы. Ты забыл принести книгу. Что ты делаешь? Срываешься с ног и бежишь в библиотеку, которая закрыта/далеко/не имеет нужного тебе произведения? Нет, ты открываешь интернет, получаешь любую версию этой книги на любом языке максимум за минуту, и, довольный, продолжаешь ничего не делать, потому что урок литературы. Как бонус, я почти уверен, что бумажные книги на сочетание клавиш Ctrl+F не реагируют.</text:p>
      <text:p text:style-name="P1"/>
      <text:p text:style-name="P6">3. Учебный процесс live</text:p>
      <text:p text:style-name="P2"><text:s text:c="4"/>Нечего делать на лекции? Хочется срочно кому-нибудь показать, как же нудно бубнит этот старикашка у доски? Хотите показать всему миру, чем занимается интеллектуальная элита страны? Может, кто-то из ваших друзей заболел, и ему не хочется пропускать важный материал (нет), а может вам просто давно никто не стваил лайк? Не беда! Открываете ВК/Инстаграм/лю<text:span text:style-name="T7">б</text:span>ой другой streaming software, включаете камеру, и наслаждаетесь видом на сотни тысяч новых подписчиков. Или не наслаждаетесь, потому что никто в своём уме не хочет смотреть лекцию по геометрии в своё свободное время (кстати ВК, раз у мы вас так эффективно рекламируем, нашему сайту нужны спонсоры).</text:p>
      <text:p text:style-name="P2"/>
      <text:p text:style-name="P6">4. Быстрая проверка своих результатов</text:p>
      <text:p text:style-name="P2"><text:s text:c="4"/>Представьте, чисто гипотетически, что вы пишете контрольную. Вы же не хотите загружать вашего бедного учителя лишней работой? У него учатся ещё 90 таких <text:span text:style-name="T7">же творцов</text:span>, как вы, и каждый из них сейчас напишет 2 листа каких-нибудь рассуждений, которые они придумывали явно в не совсем адекватном состоянии, а бедному Сан Санычу в этом всём предстоит разбираться. Так почему бы не облегчить Сан Санычу жизнь, переписав абсолютно верное и достоверно правильное доказательство с википедии, которое он сразу узнает и сможет поставить вам 5, даже не смотря вам в лист? Главное, запомните: вы делаете это не ради себя.</text:p>
      <text:p text:style-name="P2"/>
      <text:p text:style-name="P6">5. <text:span text:style-name="T1">Связь с одноклассниками, где бы они ни были</text:span></text:p>
      <text:p text:style-name="P2"><text:s text:c="4"/><text:span text:style-name="T1">Зачем люди ходят в школу? Те, кто сказали “чтобы учиться”, не волнуйтесь, здесь никто вас не осудит. Да, правильно, чтобы общаться с товарищами. Но, зачастую товарищи не в зоне действия вашего голоса (на расстоянии двух парт) или, в силу каких-то </text:span><text:span text:style-name="T8">варварских пережитков средневековья</text:span><text:span text:style-name="T1">, не могут просто с вами поболтать во время уроков. Что же делать? Неужели слушать материал? Не паникуйте, с доступом в интернет вы в любой момент можете оповестить всех, кто вас когда-либо видел, о новой, гениальной мысли которая могла вам прийти в голову только на уроке анализа. И не беспокойтесь, преподаватель никогда не заметит стук клавиш настолько громкий, что от него дрожат окна, или то, как вы почти с головой ушли под парту, уставившись в телефон. </text:span></text:p>
      <text:p text:style-name="P2"><text:soft-page-break/></text:p>
      <text:p text:style-name="P7">6. Новейшие технологии человечества в ваших руках</text:p>
      <text:p text:style-name="P3"><text:s text:c="4"/>Затрудняетесь решить крайне сложное первое задание по новой теме? Ваше драгоценное время слишком дорого, чтобы тратить его на уравнение №3 из домашнего задания? Не царское это дело – искать максимум функции на отрезке? <text:span text:style-name="T2">Что ты вообще делаешь</text:span><text:span text:style-name="T3"> Не беда, ведь WolframAlpha всегда к вашим услугам! Он создан специально для того, чтобы вы не перенапрягали свою единственную извилину и дали ей уже, наконец, выпрямиться. Да-да, сложнейший математический аппарат создан исключительно для школьничков, которым лень думать.</text:span></text:p>
      <text:p text:style-name="P3"><text:span text:style-name="T3"/></text:p>
      <text:p text:style-name="P4"><text:span text:style-name="T3">Disclaimer: контент сайта написан уставшим, невыспавшимся и крайне волосатым учеником, который не берёт отвественности за последствия применения любых советов, данных на сайте, на практике. </text:span><text:span text:style-name="T6">Взгляды, описанные на сайте, не отражают реальных мыслей авторов. </text:span><text:span text:style-name="T3">Все права (наверное) защищены. </text:span><text:span text:style-name="T4">©</text:span><text:span text:style-name="T5"> 2017 Cancer stud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2:13:33.405633471</meta:creation-date>
    <meta:editing-duration>PT6M3S</meta:editing-duration>
    <meta:editing-cycles>3</meta:editing-cycles>
    <meta:generator>LibreOffice/5.1.6.2$Linux_X86_64 LibreOffice_project/10m0$Build-2</meta:generator>
    <dc:date>2017-04-16T13:12:12.306784784</dc:date>
    <meta:document-statistic meta:table-count="0" meta:image-count="0" meta:object-count="0" meta:page-count="2" meta:paragraph-count="15" meta:word-count="631" meta:character-count="4265" meta:non-whitespace-character-count="3621"/>
  </office:meta>
</office:document-meta>
</file>